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Akapit_20_z_20_listą" style:list-style-name="L1"/>
    <style:style style:name="P2" style:family="paragraph" style:parent-style-name="Akapit_20_z_20_listą" style:list-style-name="L1" style:master-page-name="MP0">
      <style:paragraph-properties style:page-number="auto" fo:break-before="page"/>
    </style:style>
    <style:style style:name="P3" style:family="paragraph" style:parent-style-name="Akapit_20_z_20_listą" style:list-style-name="L1">
      <style:paragraph-properties fo:margin-left="0cm" fo:margin-right="0cm" fo:text-indent="0cm" style:auto-text-indent="false"/>
      <style:text-properties officeooo:rsid="001f46d0" officeooo:paragraph-rsid="00215855"/>
    </style:style>
    <style:style style:name="P4" style:family="paragraph" style:parent-style-name="Akapit_20_z_20_listą">
      <style:paragraph-properties fo:margin-left="0cm" fo:margin-right="0cm" fo:text-indent="0cm" style:auto-text-indent="false"/>
      <style:text-properties officeooo:rsid="001f46d0" officeooo:paragraph-rsid="00212f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c9211e" officeooo:rsid="001d9203"/>
    </style:style>
    <style:style style:name="T7" style:family="text">
      <style:text-properties officeooo:rsid="001d9203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officeooo:rsid="00215855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0635616" text:style-name="L1">
        <text:list-item>
          <text:p text:style-name="P2">Producenci (<text:span text:style-name="Domyślna_20_czcionka_20_akapitu"><text:span text:style-name="T2">nazwa</text:span></text:span>, kraj, specjalizacja)</text:p>
        </text:list-item>
        <text:list-item>
          <text:p text:style-name="P1">Samoloty (<text:span text:style-name="Domyślna_20_czcionka_20_akapitu"><text:span text:style-name="T2">numer seryjny</text:span></text:span>, typ, nazwa, liczba miejsc, <text:span text:style-name="T6">NOT NULL </text:span><text:span text:style-name="Domyślna_20_czcionka_20_akapitu"><text:span text:style-name="T3">nazwa producenta</text:span></text:span>)</text:p>
        </text:list-item>
        <text:list-item>
          <text:p text:style-name="P1">Piloci (<text:span text:style-name="Domyślna_20_czcionka_20_akapitu"><text:span text:style-name="T2">numer licencji</text:span></text:span>, imię, nazwisko, <text:span text:style-name="T6">NOT NULL UNIQUE</text:span><text:span text:style-name="T7"> </text:span><text:span text:style-name="Domyślna_20_czcionka_20_akapitu"><text:span text:style-name="T3">numer samolotu</text:span></text:span>)</text:p>
        </text:list-item>
        <text:list-item>
          <text:p text:style-name="P1">Lotniska (<text:span text:style-name="Domyślna_20_czcionka_20_akapitu"><text:span text:style-name="T2">kod IATA</text:span></text:span>, kraj, maksymalna przepustowość)</text:p>
        </text:list-item>
        <text:list-item>
          <text:p text:style-name="P1">Lądowania (<text:span text:style-name="Domyślna_20_czcionka_20_akapitu"><text:span text:style-name="T3">kod IATA lotniska</text:span></text:span>, <text:span text:style-name="Domyślna_20_czcionka_20_akapitu"><text:span text:style-name="T3">numer samolotu</text:span></text:span>)</text:p>
          <text:p text:style-name="P3"><text:span text:style-name="T9"/></text:p>
        </text:list-item>
      </text:list>
      <text:p text:style-name="P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title/>
    <dc:description/>
    <dc:subject/>
    <meta:initial-creator>Mateusz Czajka</meta:initial-creator>
    <meta:creation-date>2020-04-24T14:59:00Z</meta:creation-date>
    <dc:date>2020-04-24T17:57:01.169000000</dc:date>
    <meta:editing-cycles>7</meta:editing-cycles>
    <meta:editing-duration>PT43M1S</meta:editing-duration>
    <meta:document-statistic meta:table-count="0" meta:image-count="0" meta:object-count="0" meta:page-count="1" meta:paragraph-count="5" meta:word-count="42" meta:character-count="294" meta:non-whitespace-character-count="262"/>
    <meta:template xlink:type="simple" xlink:actuate="onRequest" xlink:title="" xlink:href="Normal.dotm"/>
  </office:meta>
</office:document-meta>
</file>